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fff00"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-color="#e2f1e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6" style:family="graphic" style:parent-style-name="standard">
      <style:graphic-properties svg:stroke-color="#808080"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00"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10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3.665cm" svg:height="1.389cm" svg:x="5.564cm" svg:y="6.864cm" svg:viewBox="0 0 3666 1390" draw:points="0,1390 5,644 3666,0 3661,746">
          <text:p/>
        </draw:polygon>
        <draw:custom-shape draw:style-name="gr1" draw:text-style-name="P1" draw:layer="layout" svg:width="3.007cm" svg:height="0.298cm" draw:transform="skewX (-0.72308990910125) rotate (0.152890842474703) translate (2.259cm 9.01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7cm" svg:height="0.298cm" draw:transform="skewX (-0.72308990910125) rotate (0.152890842474703) translate (1.209cm 7.756cm)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1.524cm" svg:height="1.534cm" svg:x="5.828cm" svg:y="7.684cm" svg:viewBox="0 0 1525 1535" svg:d="m1334 1180c244-325 248-713 50-908-38-36-286-223-337-238-267-79-614-36-857 289s-249 725-37 906c75 63 261 187 336 238 231 156 601 39 845-287z">
            <text:p/>
          </draw:path>
        </draw:g>
        <draw:custom-shape draw:style-name="gr3" draw:text-style-name="P1" draw:layer="layout" svg:width="2.29cm" svg:height="0.977cm" draw:transform="skewX (-0.714886861616877) rotate (0.71052353848689) translate (4.319cm 7.55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path draw:style-name="gr4" draw:text-style-name="P1" draw:layer="layout" svg:width="0.614cm" svg:height="0.681cm" svg:x="6.497cm" svg:y="8.232cm" svg:viewBox="0 0 615 682" svg:d="m517 497c124-166 132-375 18-460s-312-18-436 147-133 375-19 461 312 18 437-148z">
            <text:p/>
          </draw:path>
        </draw:g>
        <draw:g>
          <draw:path draw:style-name="gr5" draw:text-style-name="P1" draw:layer="layout" svg:width="0.522cm" svg:height="0.579cm" svg:x="6.52cm" svg:y="8.267cm" svg:viewBox="0 0 523 580" svg:d="m439 423c106-141 113-319 16-391s-265-16-371 125-113 319-16 391 266 16 371-125z">
            <text:p/>
          </draw:path>
        </draw:g>
        <draw:g>
          <draw:path draw:style-name="gr2" draw:text-style-name="P1" draw:layer="layout" svg:width="0.931cm" svg:height="0.937cm" svg:x="8.417cm" svg:y="7.485cm" svg:viewBox="0 0 932 938" svg:d="m816 721c149-199 151-435 30-555-23-22-175-136-206-145-163-48-375-22-524 177s-152 442-22 553c45 39 159 115 205 145 141 96 367 25 517-175z">
            <text:p/>
          </draw:path>
        </draw:g>
        <draw:g>
          <draw:path draw:style-name="gr4" draw:text-style-name="P1" draw:layer="layout" svg:width="0.375cm" svg:height="0.416cm" svg:x="8.826cm" svg:y="7.82cm" svg:viewBox="0 0 376 417" svg:d="m316 304c76-101 81-229 11-281s-191-12-266 90-82 229-12 281 191 11 267-90z">
            <text:p/>
          </draw:path>
        </draw:g>
        <draw:g>
          <draw:path draw:style-name="gr5" draw:text-style-name="P1" draw:layer="layout" svg:width="0.319cm" svg:height="0.353cm" svg:x="8.84cm" svg:y="7.841cm" svg:viewBox="0 0 320 354" svg:d="m269 258c64-86 68-194 9-239s-162-9-227 77-69 195-9 239 162 10 227-77z">
            <text:p/>
          </draw:path>
        </draw:g>
        <draw:custom-shape draw:style-name="gr1" draw:text-style-name="P1" draw:layer="layout" svg:width="2.693cm" svg:height="1.555cm" draw:transform="skewX (-0.721868178624855) rotate (0.152890842474703) translate (4.346cm 6.18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77cm" svg:height="2.529cm" draw:transform="skewX (-0.715759526242875) rotate (0.71052353848689) translate (4.396cm 3.76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377cm" svg:height="2.529cm" draw:transform="skewX (-0.715759526242875) rotate (0.71052353848689) translate (4.163cm 4.18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0.225cm" svg:height="2.53cm" draw:transform="skewX (-0.715235927467276) rotate (0.71052353848689) translate (7.322cm 2.84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1" draw:layer="layout" svg:width="2.052cm" svg:height="0.689cm" draw:transform="skewX (-0.715584993317675) rotate (0.71052353848689) translate (6.989cm 6.31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1" draw:layer="layout" svg:width="2.127cm" svg:height="0.572cm" draw:transform="skewX (-0.715410460392476) rotate (0.71052353848689) translate (5.504cm 6.63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377cm" svg:height="2.529cm" draw:transform="skewX (-0.715759526242875) rotate (0.71052353848689) translate (5.266cm 5.49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0.225cm" svg:height="1.47cm" draw:transform="skewX (-0.718028454270467) rotate (1.07966067528369) translate (4.689cm 3.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2.3cm" svg:height="1.585cm" draw:transform="skewX (-0.722042711550054) rotate (0.152890842474703) translate (5.46cm 5.24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79cm" svg:height="0.976cm" draw:transform="skewX (-0.716457657943672) rotate (0.71052353848689) translate (6.965cm 4.74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0.225cm" svg:height="2.53cm" draw:transform="skewX (-0.715235927467276) rotate (0.71052353848689) translate (8.432cm 3.71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1.03cm" svg:height="0.699cm" draw:transform="skewX (-0.722391777400453) rotate (0.152890842474703) translate (5.897cm 5.51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77cm" svg:height="2.529cm" draw:transform="skewX (-0.715759526242875) rotate (0.71052353848689) translate (5.499cm 5.0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0.225cm" svg:height="1.176cm" draw:transform="skewX (-0.718377520120866) rotate (0.71052353848689) translate (5.823cm 5.94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polygon draw:style-name="gr1" draw:text-style-name="P1" draw:layer="layout" svg:width="2.236cm" svg:height="1.242cm" svg:x="7.112cm" svg:y="6.242cm" svg:viewBox="0 0 2237 1243" draw:points="0,1243 0,373 2237,0 2237,870">
          <text:p/>
        </draw:polygon>
        <draw:custom-shape draw:style-name="gr1" draw:text-style-name="P1" draw:layer="layout" svg:width="2.209cm" svg:height="1.126cm" draw:transform="skewX (-0.722217244475254) rotate (0.152890842474703) translate (5.283cm 3.0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24cm" svg:height="1.179cm" draw:transform="skewX (-0.714712328691678) rotate (0.71052353848689) translate (4.697cm 5.05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0.225cm" svg:height="1.478cm" draw:transform="skewX (-0.711745268963287) rotate (1.07966067528369) translate (5.806cm 4.16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draw:layer="layout" svg:width="1.74cm" svg:height="1.678cm" svg:x="0.96cm" svg:y="9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2.7cm" svg:y="9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4.44cm" svg:y="9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6.18cm" svg:y="9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7.92cm" svg:y="9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9.66cm" svg:y="9.722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5.239cm" svg:height="4.7cm" svg:x="13.681cm" svg:y="5.3cm" svg:viewBox="0 0 5240 4701" svg:d="m2619 200c1474 0 2400 500 2600 2150s-1026 1950-2500 1950-2900-300-2700-1950 1126-2150 2600-2150zm-2600-200zm5201 4701z">
          <text:p/>
        </draw:path>
        <draw:path draw:style-name="gr9" draw:text-style-name="P1" draw:layer="layout" svg:width="3.579cm" svg:height="2.601cm" svg:x="12.3cm" svg:y="6.2cm" svg:viewBox="0 0 3580 2602" svg:d="m800 200c500 800 1200 62 1200 800s-300 1000-500 1100c-700-200-787-1070-1500-1800 713-63 533-67 800-100zm-99-200zm2879 2602z">
          <text:p/>
        </draw:path>
        <draw:path draw:style-name="gr10" draw:text-style-name="P1" draw:layer="layout" svg:width="4.518cm" svg:height="4.518cm" draw:transform="skewX (1.82432317407308E-016) rotate (0.78801615727544) translate (13.0685598739373cm 5.25164349723809cm)" svg:viewBox="0 0 4519 4519" svg:d="m0 1373c342 82 598-564 764-820 153-235 1559-1268 3111 291 1410 1418 63 2900 63 2900-566 140-497 776-921 775">
          <text:p/>
        </draw:path>
        <draw:path draw:style-name="gr9" draw:text-style-name="P1" draw:layer="layout" svg:width="5.2cm" svg:height="4.7cm" svg:x="13.701cm" svg:y="5.201cm" svg:viewBox="0 0 5201 4701" svg:d="m2699 299c1474 0 1400-100 1400 200s-26 100-1500 100-1400 100-1500-100 126-200 1600-200zm-2699-299zm5201 4701z">
          <text:p/>
        </draw:path>
        <draw:custom-shape draw:style-name="gr11" draw:text-style-name="P1" draw:layer="layout" svg:width="0.7cm" svg:height="0.7cm" svg:x="16cm" svg:y="4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.74cm" svg:height="1.678cm" svg:x="13.38cm" svg:y="9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15.12cm" svg:y="9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4cm" svg:height="1.678cm" svg:x="16.86cm" svg:y="9.9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0T10:23:28</meta:creation-date>
    <meta:print-date>2016-03-20T10:49:45.37</meta:print-date>
    <dc:date>2016-03-21T19:28:25.84</dc:date>
    <meta:editing-duration>P1DT8H34M16S</meta:editing-duration>
    <meta:editing-cycles>1</meta:editing-cycles>
    <meta:document-statistic meta:object-count="48"/>
    <meta:generator>LibreOffice/3.4$Win32 LibreOffice_project/340m1$Build-203</meta:generator>
  </office:meta>
</office:document-meta>
</file>